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E000000BB401E8E5E6B1E718E.png" manifest:media-type="image/png"/>
  <manifest:file-entry manifest:full-path="Pictures/1000000100000113000000B74790E305950DF381.png" manifest:media-type="image/png"/>
  <manifest:file-entry manifest:full-path="Pictures/1000000100000112000000B8705B14D09BAB6C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2.8543in" svg:height="1.9165in" draw:z-index="0"><draw:image xlink:href="Pictures/1000000100000112000000B8705B14D09BAB6C14.png" xlink:type="simple" xlink:show="embed" xlink:actuate="onLoad" draw:mime-type="image/png"/></draw:frame><draw:frame draw:style-name="fr1" draw:name="Image2" text:anchor-type="char" svg:x="1.9146in" svg:y="3.6252in" svg:width="2.8646in" svg:height="1.9063in" draw:z-index="1"><draw:image xlink:href="Pictures/1000000100000113000000B74790E305950DF381.png" xlink:type="simple" xlink:show="embed" xlink:actuate="onLoad" draw:mime-type="image/png"/></draw:frame><draw:frame draw:style-name="fr1" draw:name="Image3" text:anchor-type="char" svg:x="2.0134in" svg:y="7.2083in" svg:width="2.8126in" svg:height="1.948in" draw:z-index="2"><draw:image xlink:href="Pictures/100000010000010E000000BB401E8E5E6B1E718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20:13:05.146411412</meta:creation-date>
    <dc:date>2022-09-15T20:20:03.859987277</dc:date>
    <meta:editing-duration>PT7M2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7.3.5.2$Linux_X86_64 LibreOffice_project/30$Build-2</meta:generator>
  </office:meta>
</office:document-meta>
</file>